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P2" style:family="paragraph" style:parent-style-name="Text_20_body">
      <style:text-properties officeooo:paragraph-rsid="00174d51"/>
    </style:style>
    <style:style style:name="P3" style:family="paragraph" style:parent-style-name="Heading_20_2">
      <style:text-properties officeooo:rsid="001ba205" officeooo:paragraph-rsid="001ba205"/>
    </style:style>
    <style:style style:name="P4" style:family="paragraph" style:parent-style-name="Heading_20_2">
      <style:text-properties officeooo:rsid="00209c54" officeooo:paragraph-rsid="00209c54"/>
    </style:style>
    <style:style style:name="P5" style:family="paragraph" style:parent-style-name="Heading_20_2">
      <style:text-properties officeooo:rsid="00211e14" officeooo:paragraph-rsid="00211e14"/>
    </style:style>
    <style:style style:name="P6" style:family="paragraph" style:parent-style-name="Heading_20_2">
      <style:text-properties officeooo:rsid="0022708d" officeooo:paragraph-rsid="0022708d"/>
    </style:style>
    <style:style style:name="P7" style:family="paragraph" style:parent-style-name="Heading_20_2">
      <style:text-properties officeooo:rsid="0024e51d" officeooo:paragraph-rsid="0024e51d"/>
    </style:style>
    <style:style style:name="P8" style:family="paragraph" style:parent-style-name="Heading_20_2">
      <style:text-properties officeooo:rsid="00289d44" officeooo:paragraph-rsid="00289d44"/>
    </style:style>
    <style:style style:name="P9" style:family="paragraph" style:parent-style-name="Heading_20_1">
      <style:text-properties officeooo:rsid="0014b0e0" officeooo:paragraph-rsid="0014b0e0"/>
    </style:style>
    <style:style style:name="P10" style:family="paragraph" style:parent-style-name="Heading_20_1">
      <style:text-properties officeooo:rsid="00343dbf" officeooo:paragraph-rsid="00343dbf"/>
    </style:style>
    <style:style style:name="P11" style:family="paragraph" style:parent-style-name="Standard">
      <style:text-properties officeooo:rsid="0014b0e0" officeooo:paragraph-rsid="0014b0e0"/>
    </style:style>
    <style:style style:name="P12" style:family="paragraph" style:parent-style-name="Standard">
      <style:text-properties style:font-name="Calibri light" fo:font-size="14pt" officeooo:rsid="0017a97a" officeooo:paragraph-rsid="0017a97a" style:font-size-asian="12.25pt" style:font-size-complex="14pt"/>
    </style:style>
    <style:style style:name="P13" style:family="paragraph" style:parent-style-name="Standard">
      <style:text-properties style:font-name="Calibri1" fo:font-size="11pt" officeooo:rsid="00198070" officeooo:paragraph-rsid="00198070" style:font-size-asian="9.60000038146973pt" style:font-size-complex="11pt"/>
    </style:style>
    <style:style style:name="P14" style:family="paragraph" style:parent-style-name="Standard">
      <style:text-properties officeooo:rsid="001ba205" officeooo:paragraph-rsid="001ba205"/>
    </style:style>
    <style:style style:name="P15" style:family="paragraph" style:parent-style-name="Standard">
      <style:text-properties officeooo:rsid="001d11f5" officeooo:paragraph-rsid="001d11f5"/>
    </style:style>
    <style:style style:name="P16" style:family="paragraph" style:parent-style-name="Standard">
      <style:text-properties officeooo:rsid="00209c54" officeooo:paragraph-rsid="00209c54"/>
    </style:style>
    <style:style style:name="P17" style:family="paragraph" style:parent-style-name="Standard">
      <style:text-properties officeooo:rsid="00211e14" officeooo:paragraph-rsid="00211e14"/>
    </style:style>
    <style:style style:name="P18" style:family="paragraph" style:parent-style-name="Standard">
      <style:text-properties officeooo:rsid="0023f798" officeooo:paragraph-rsid="0023f798"/>
    </style:style>
    <style:style style:name="P19" style:family="paragraph" style:parent-style-name="Standard">
      <style:text-properties officeooo:rsid="0024e51d" officeooo:paragraph-rsid="0024e51d"/>
    </style:style>
    <style:style style:name="P20" style:family="paragraph" style:parent-style-name="Standard">
      <style:text-properties officeooo:rsid="00289d44" officeooo:paragraph-rsid="00289d44"/>
    </style:style>
    <style:style style:name="P21" style:family="paragraph" style:parent-style-name="Standard">
      <style:text-properties officeooo:rsid="00343dbf" officeooo:paragraph-rsid="00343dbf"/>
    </style:style>
    <style:style style:name="P22" style:family="paragraph" style:parent-style-name="Standard">
      <style:text-properties officeooo:rsid="00343dbf" officeooo:paragraph-rsid="0037f497"/>
    </style:style>
    <style:style style:name="P23" style:family="paragraph" style:parent-style-name="Standard">
      <style:text-properties officeooo:paragraph-rsid="00343dbf"/>
    </style:style>
    <style:style style:name="P24" style:family="paragraph" style:parent-style-name="Standard">
      <style:text-properties officeooo:paragraph-rsid="0037f497"/>
    </style:style>
    <style:style style:name="P25" style:family="paragraph" style:parent-style-name="Heading_20_1">
      <style:paragraph-properties fo:break-before="page"/>
      <style:text-properties officeooo:rsid="00343dbf" officeooo:paragraph-rsid="00343dbf"/>
    </style:style>
    <style:style style:name="P26" style:family="paragraph" style:parent-style-name="Bibliography">
      <style:text-properties officeooo:rsid="00343dbf" officeooo:paragraph-rsid="0037f497"/>
    </style:style>
    <style:style style:name="P27" style:family="paragraph" style:parent-style-name="Bibliography">
      <style:text-properties style:font-name="Calibri1" fo:font-size="10pt" officeooo:rsid="00343dbf" officeooo:paragraph-rsid="00376361" style:font-size-asian="10pt" style:font-size-complex="10pt"/>
    </style:style>
    <style:style style:name="P28" style:family="paragraph" style:parent-style-name="Bibliography">
      <style:text-properties style:font-name="Calibri1" fo:font-size="10pt" officeooo:rsid="00343dbf" officeooo:paragraph-rsid="0037f497" style:font-size-asian="10pt" style:font-size-complex="10pt"/>
    </style:style>
    <style:style style:name="P29" style:family="paragraph" style:parent-style-name="Bibliography">
      <style:text-properties style:font-name="Calibri1" fo:font-size="10pt" officeooo:paragraph-rsid="0037f497" style:font-size-asian="10pt" style:font-size-complex="10pt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2">
      <style:text-properties officeooo:rsid="001ecc15" officeooo:paragraph-rsid="0042d844"/>
    </style:style>
    <style:style style:name="P32" style:family="paragraph" style:parent-style-name="Heading_20_2">
      <style:text-properties officeooo:rsid="001e075e" officeooo:paragraph-rsid="001e075e"/>
    </style:style>
    <style:style style:name="P33" style:family="paragraph" style:parent-style-name="Heading_20_2">
      <style:text-properties officeooo:rsid="00211e14" officeooo:paragraph-rsid="00211e14"/>
    </style:style>
    <style:style style:name="P34" style:family="paragraph" style:parent-style-name="Heading_20_2">
      <style:text-properties officeooo:rsid="002351ed" officeooo:paragraph-rsid="002351ed"/>
    </style:style>
    <style:style style:name="P35" style:family="paragraph" style:parent-style-name="Heading_20_2">
      <style:text-properties officeooo:rsid="0026dff5" officeooo:paragraph-rsid="0026dff5"/>
    </style:style>
    <style:style style:name="P3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7" style:family="paragraph" style:parent-style-name="Standard">
      <style:text-properties officeooo:rsid="0014b0e0" officeooo:paragraph-rsid="0041f128"/>
    </style:style>
    <style:style style:name="P38" style:family="paragraph" style:parent-style-name="Standard">
      <style:text-properties officeooo:rsid="001ecc15" officeooo:paragraph-rsid="0042d844"/>
    </style:style>
    <style:style style:name="P39" style:family="paragraph" style:parent-style-name="Standard">
      <style:text-properties officeooo:rsid="001e075e" officeooo:paragraph-rsid="001e075e"/>
    </style:style>
    <style:style style:name="P40" style:family="paragraph" style:parent-style-name="Standard">
      <style:text-properties officeooo:rsid="002351ed" officeooo:paragraph-rsid="002351ed"/>
    </style:style>
    <style:style style:name="P41" style:family="paragraph" style:parent-style-name="Standard">
      <style:text-properties officeooo:rsid="0026dff5" officeooo:paragraph-rsid="0026dff5"/>
    </style:style>
    <style:style style:name="P42" style:family="paragraph" style:parent-style-name="Heading_20_1">
      <style:paragraph-properties fo:break-before="page"/>
      <style:text-properties officeooo:rsid="0014b0e0" officeooo:paragraph-rsid="0041f128"/>
    </style:style>
    <style:style style:name="P43" style:family="paragraph" style:parent-style-name="Heading_20_1">
      <style:text-properties officeooo:rsid="0014b0e0" officeooo:paragraph-rsid="0041f128"/>
    </style:style>
    <style:style style:name="P44" style:family="paragraph" style:parent-style-name="Heading_20_1">
      <style:text-properties officeooo:rsid="0014b0e0" officeooo:paragraph-rsid="0042d844"/>
    </style:style>
    <style:style style:name="P4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6" style:family="paragraph" style:parent-style-name="Title" style:master-page-name="Standard">
      <style:paragraph-properties style:page-number="auto"/>
      <style:text-properties officeooo:rsid="0014b0e0" officeooo:paragraph-rsid="0014b0e0"/>
    </style:style>
    <style:style style:name="T1" style:family="text">
      <style:text-properties officeooo:rsid="0014b0e0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Calibri1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Calibri1" fo:font-size="10pt" fo:letter-spacing="normal" fo:font-style="normal" fo:font-weight="normal" officeooo:rsid="0035c1bd" style:font-size-asian="10pt" style:font-size-complex="10pt"/>
    </style:style>
    <style:style style:name="T5" style:family="text">
      <style:text-properties fo:font-variant="normal" fo:text-transform="none" fo:color="#000000" style:font-name="Calibri1" fo:font-size="10pt" fo:letter-spacing="normal" fo:font-style="normal" fo:font-weight="normal" officeooo:rsid="00343dbf" style:font-size-asian="10pt" style:font-size-complex="10pt"/>
    </style:style>
    <style:style style:name="T6" style:family="text">
      <style:text-properties fo:font-variant="normal" fo:text-transform="none" fo:color="#000000" style:font-name="Calibri1" fo:font-size="10pt" fo:letter-spacing="normal" fo:font-weight="normal" style:font-size-asian="10pt" style:font-size-complex="10pt"/>
    </style:style>
    <style:style style:name="T7" style:family="text">
      <style:text-properties fo:font-variant="normal" fo:text-transform="none" fo:color="#000000" style:font-name="Calibri1" fo:font-size="10pt" fo:letter-spacing="normal" fo:font-weight="normal" officeooo:rsid="00343dbf" style:font-size-asian="10pt" style:font-size-complex="10pt"/>
    </style:style>
    <style:style style:name="T8" style:family="text">
      <style:text-properties fo:font-variant="normal" fo:text-transform="none" fo:color="#000000" style:font-name="Calibri1" fo:font-size="10pt" fo:letter-spacing="normal" fo:font-style="italic" fo:font-weight="normal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style:font-name="Calibri1" fo:font-size="10pt" fo:letter-spacing="normal" fo:font-weight="normal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Extensible Protocol Development and Load Testing suite</text:p>
      <text:p text:style-name="P12"><text:bookmark-start text:name="__RefHeading___Toc67584_2741984178"/>Abstract<text:bookmark-end text:name="__RefHeading___Toc67584_2741984178"/></text:p>
      <text:p text:style-name="P13">[place holder]</text:p>
      <text:p text:style-name="P2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text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36"><text:a xlink:type="simple" xlink:href="#__RefHeading___Toc64583_2741984178" text:style-name="Index_20_Link" text:visited-style-name="Index_20_Link">Introduction<text:tab/>3</text:a></text:p>
          <text:p text:style-name="P36"><text:a xlink:type="simple" xlink:href="#__RefHeading___Toc91753_641238142" text:style-name="Index_20_Link" text:visited-style-name="Index_20_Link">Research<text:tab/>3</text:a></text:p>
          <text:p text:style-name="P36"><text:a xlink:type="simple" xlink:href="#__RefHeading___Toc64587_2741984178" text:style-name="Index_20_Link" text:visited-style-name="Index_20_Link">Requirements &amp; Acceptance Tests<text:tab/>3</text:a></text:p>
          <text:p text:style-name="P45"><text:a xlink:type="simple" xlink:href="#__RefHeading___Toc84680_2741984178" text:style-name="Index_20_Link" text:visited-style-name="Index_20_Link">Requirements<text:tab/>3</text:a></text:p>
          <text:p text:style-name="P45"><text:a xlink:type="simple" xlink:href="#__RefHeading___Toc84682_2741984178" text:style-name="Index_20_Link" text:visited-style-name="Index_20_Link">Acceptance Tests<text:tab/>3</text:a></text:p>
          <text:p text:style-name="P45"><text:a xlink:type="simple" xlink:href="#__RefHeading___Toc84684_2741984178" text:style-name="Index_20_Link" text:visited-style-name="Index_20_Link">Acceptance Tests and Requirements Overview<text:tab/>3</text:a></text:p>
          <text:p text:style-name="P36"><text:a xlink:type="simple" xlink:href="#__RefHeading___Toc64589_2741984178" text:style-name="Index_20_Link" text:visited-style-name="Index_20_Link">Methodology<text:tab/>3</text:a></text:p>
          <text:p text:style-name="P45"><text:a xlink:type="simple" xlink:href="#__RefHeading___Toc91755_641238142" text:style-name="Index_20_Link" text:visited-style-name="Index_20_Link">Development Methodology<text:tab/>3</text:a></text:p>
          <text:p text:style-name="P36"><text:a xlink:type="simple" xlink:href="#__RefHeading___Toc91757_641238142" text:style-name="Index_20_Link" text:visited-style-name="Index_20_Link">Designs<text:tab/>3</text:a></text:p>
          <text:p text:style-name="P45"><text:a xlink:type="simple" xlink:href="#__RefHeading___Toc84688_2741984178" text:style-name="Index_20_Link" text:visited-style-name="Index_20_Link">Current Designs<text:tab/>3</text:a></text:p>
          <text:p text:style-name="P36"><text:a xlink:type="simple" xlink:href="#__RefHeading___Toc64591_2741984178" text:style-name="Index_20_Link" text:visited-style-name="Index_20_Link">Implementation<text:tab/>3</text:a></text:p>
          <text:p text:style-name="P45"><text:a xlink:type="simple" xlink:href="#__RefHeading___Toc84690_2741984178" text:style-name="Index_20_Link" text:visited-style-name="Index_20_Link">Testing methodology<text:tab/>3</text:a></text:p>
          <text:p text:style-name="P45"><text:a xlink:type="simple" xlink:href="#__RefHeading___Toc84692_2741984178" text:style-name="Index_20_Link" text:visited-style-name="Index_20_Link">Implementation Methodology and Approach<text:tab/>3</text:a></text:p>
          <text:p text:style-name="P45"><text:a xlink:type="simple" xlink:href="#__RefHeading___Toc84694_2741984178" text:style-name="Index_20_Link" text:visited-style-name="Index_20_Link">Implementation Log<text:tab/>3</text:a></text:p>
          <text:p text:style-name="P45"><text:a xlink:type="simple" xlink:href="#__RefHeading___Toc84696_2741984178" text:style-name="Index_20_Link" text:visited-style-name="Index_20_Link">Testing Log<text:tab/>3</text:a></text:p>
          <text:p text:style-name="P45"><text:a xlink:type="simple" xlink:href="#__RefHeading___Toc84698_2741984178" text:style-name="Index_20_Link" text:visited-style-name="Index_20_Link">Acceptance Test Checklist<text:tab/>3</text:a></text:p>
          <text:p text:style-name="P36"><text:a xlink:type="simple" xlink:href="#__RefHeading___Toc64593_2741984178" text:style-name="Index_20_Link" text:visited-style-name="Index_20_Link">Evaluation<text:tab/>3</text:a></text:p>
          <text:p text:style-name="P45"><text:a xlink:type="simple" xlink:href="#__RefHeading___Toc84700_2741984178" text:style-name="Index_20_Link" text:visited-style-name="Index_20_Link">What has been shown<text:tab/>3</text:a></text:p>
          <text:p text:style-name="P45"><text:a xlink:type="simple" xlink:href="#__RefHeading___Toc84702_2741984178" text:style-name="Index_20_Link" text:visited-style-name="Index_20_Link">What is still outstanding<text:tab/>3</text:a></text:p>
          <text:p text:style-name="P36"><text:a xlink:type="simple" xlink:href="#__RefHeading___Toc64595_2741984178" text:style-name="Index_20_Link" text:visited-style-name="Index_20_Link">Conclusion<text:tab/>3</text:a></text:p>
          <text:p text:style-name="P45"><text:a xlink:type="simple" xlink:href="#__RefHeading___Toc84704_2741984178" text:style-name="Index_20_Link" text:visited-style-name="Index_20_Link">Future enhancements<text:tab/>3</text:a></text:p>
          <text:p text:style-name="P45"><text:a xlink:type="simple" xlink:href="#__RefHeading___Toc84706_2741984178" text:style-name="Index_20_Link" text:visited-style-name="Index_20_Link">Process Actions<text:tab/>4</text:a></text:p>
          <text:p text:style-name="P45"><text:a xlink:type="simple" xlink:href="#__RefHeading___Toc84708_2741984178" text:style-name="Index_20_Link" text:visited-style-name="Index_20_Link">Into the future<text:tab/>4</text:a></text:p>
          <text:p text:style-name="P36"><text:a xlink:type="simple" xlink:href="#__RefHeading___Toc91759_641238142" text:style-name="Index_20_Link" text:visited-style-name="Index_20_Link">References<text:tab/>5</text:a></text:p>
        </text:index-body>
      </text:table-of-content>
      <text:p text:style-name="Text_20_body"/>
      <text:h text:style-name="P42" text:outline-level="1"><text:bookmark-start text:name="__RefHeading___Toc64583_2741984178"/>Introduction <text:bookmark-end text:name="__RefHeading___Toc64583_2741984178"/></text:h>
      <text:p text:style-name="P37"/>
      <text:h text:style-name="P43" text:outline-level="1"><text:bookmark-start text:name="__RefHeading___Toc91753_641238142"/>Research<text:bookmark-end text:name="__RefHeading___Toc91753_641238142"/></text:h>
      <text:p text:style-name="P11"/>
      <text:h text:style-name="P9" text:outline-level="1"><text:bookmark-start text:name="__RefHeading___Toc64587_2741984178"/>Requirements &amp; Acceptance Tests<text:bookmark-end text:name="__RefHeading___Toc64587_2741984178"/></text:h>
      <text:h text:style-name="P3" text:outline-level="2"><text:bookmark-start text:name="__RefHeading___Toc84680_2741984178"/>Requirements<text:bookmark-end text:name="__RefHeading___Toc84680_2741984178"/></text:h>
      <text:p text:style-name="P15">[Make a note of the User story ID in the AT tracker table]</text:p>
      <text:h text:style-name="P3" text:outline-level="2"><text:bookmark-start text:name="__RefHeading___Toc84682_2741984178"/>Acceptance Tests<text:bookmark-end text:name="__RefHeading___Toc84682_2741984178"/></text:h>
      <text:p text:style-name="P14"/>
      <text:h text:style-name="P32" text:outline-level="2"><text:bookmark-start text:name="__RefHeading___Toc84684_2741984178"/>Acceptance Tests and Requirements Overview<text:bookmark-end text:name="__RefHeading___Toc84684_2741984178"/></text:h>
      <text:p text:style-name="P39"/>
      <text:h text:style-name="P44" text:outline-level="1"><text:bookmark-start text:name="__RefHeading___Toc64589_2741984178"/>Methodology <text:bookmark-end text:name="__RefHeading___Toc64589_2741984178"/></text:h>
      <text:h text:style-name="P31" text:outline-level="2"><text:bookmark-start text:name="__RefHeading___Toc91755_641238142"/>Development Methodology<text:bookmark-end text:name="__RefHeading___Toc91755_641238142"/></text:h>
      <text:p text:style-name="P38"/>
      <text:h text:style-name="P44" text:outline-level="1"><text:bookmark-start text:name="__RefHeading___Toc91757_641238142"/>Designs<text:bookmark-end text:name="__RefHeading___Toc91757_641238142"/></text:h>
      <text:h text:style-name="P4" text:outline-level="2"><text:bookmark-start text:name="__RefHeading___Toc84688_2741984178"/>Current Designs<text:bookmark-end text:name="__RefHeading___Toc84688_2741984178"/></text:h>
      <text:p text:style-name="P16">[Post the chart followed by the log of its design]</text:p>
      <text:h text:style-name="P9" text:outline-level="1"><text:bookmark-start text:name="__RefHeading___Toc64591_2741984178"/>Implementation<text:bookmark-end text:name="__RefHeading___Toc64591_2741984178"/></text:h>
      <text:h text:style-name="P5" text:outline-level="2"><text:bookmark-start text:name="__RefHeading___Toc84690_2741984178"/>Testing methodology<text:bookmark-end text:name="__RefHeading___Toc84690_2741984178"/></text:h>
      <text:p text:style-name="P17"/>
      <text:h text:style-name="P5" text:outline-level="2"><text:bookmark-start text:name="__RefHeading___Toc84692_2741984178"/>Implementation Methodology and Approach<text:bookmark-end text:name="__RefHeading___Toc84692_2741984178"/></text:h>
      <text:p text:style-name="P17"/>
      <text:h text:style-name="P5" text:outline-level="2"><text:bookmark-start text:name="__RefHeading___Toc84694_2741984178"/>Implementation Log<text:bookmark-end text:name="__RefHeading___Toc84694_2741984178"/></text:h>
      <text:p text:style-name="P17"/>
      <text:h text:style-name="P6" text:outline-level="2"><text:bookmark-start text:name="__RefHeading___Toc84696_2741984178"/>Testing Log<text:bookmark-end text:name="__RefHeading___Toc84696_2741984178"/></text:h>
      <text:p text:style-name="P18">[Standardise test naming conventions]</text:p>
      <text:h text:style-name="P34" text:outline-level="2"><text:bookmark-start text:name="__RefHeading___Toc84698_2741984178"/>Acceptance Test Checklist<text:bookmark-end text:name="__RefHeading___Toc84698_2741984178"/></text:h>
      <text:p text:style-name="P40"/>
      <text:h text:style-name="P9" text:outline-level="1"><text:bookmark-start text:name="__RefHeading___Toc64593_2741984178"/>Evaluation<text:bookmark-end text:name="__RefHeading___Toc64593_2741984178"/></text:h>
      <text:h text:style-name="P7" text:outline-level="2"><text:bookmark-start text:name="__RefHeading___Toc84700_2741984178"/>What has been shown<text:bookmark-end text:name="__RefHeading___Toc84700_2741984178"/></text:h>
      <text:p text:style-name="P19"/>
      <text:h text:style-name="P35" text:outline-level="2"><text:bookmark-start text:name="__RefHeading___Toc84702_2741984178"/>What is still outstanding<text:bookmark-end text:name="__RefHeading___Toc84702_2741984178"/></text:h>
      <text:p text:style-name="P41"/>
      <text:h text:style-name="P9" text:outline-level="1"><text:bookmark-start text:name="__RefHeading___Toc64595_2741984178"/>Conclusion<text:bookmark-end text:name="__RefHeading___Toc64595_2741984178"/></text:h>
      <text:h text:style-name="P8" text:outline-level="2"><text:bookmark-start text:name="__RefHeading___Toc84704_2741984178"/>Future enhancements<text:bookmark-end text:name="__RefHeading___Toc84704_2741984178"/></text:h>
      <text:p text:style-name="P20"/>
      <text:h text:style-name="P8" text:outline-level="2"><text:bookmark-start text:name="__RefHeading___Toc84706_2741984178"/><text:soft-page-break/>Process Actions<text:bookmark-end text:name="__RefHeading___Toc84706_2741984178"/></text:h>
      <text:p text:style-name="P20"/>
      <text:h text:style-name="P8" text:outline-level="2"><text:bookmark-start text:name="__RefHeading___Toc84708_2741984178"/>Into the future<text:bookmark-end text:name="__RefHeading___Toc84708_2741984178"/></text:h>
      <text:p text:style-name="P20"/>
      <text:h text:style-name="P10" text:outline-level="1"/>
      <text:h text:style-name="P25" text:outline-level="1"><text:bookmark-start text:name="__RefHeading___Toc91759_641238142"/>References<text:bookmark-end text:name="__RefHeading___Toc91759_641238142"/></text:h>
      <text:p text:style-name="P21"><text:span text:style-name="T3">Akhshani, A, Akhavan, A., Mobaraki, A., Lim, S.-C. and Hassan, Z. (2014) Pseudo Random Number Generator Based on Quantum Chaotic Map. </text:span><text:span text:style-name="Emphasis"><text:span text:style-name="T11">Communications in Nonlinear Science and Numerical Simulation</text:span></text:span><text:span text:style-name="T3">. 19 (1), pp. 101-111.</text:span></text:p>
      <text:p text:style-name="P22"><text:span text:style-name="T3">Bayan, M.S. and Cangussu, J.W. (2006) Automatic Stress and Load Testing For Embedded Systems. </text:span><text:span text:style-name="Emphasis"><text:span text:style-name="T6">Computer Software and Applications Conference (Compsac'06)</text:span></text:span><text:span text:style-name="T3">.</text:span></text:p>
      <text:p text:style-name="P22"><text:span text:style-name="T3">Bayan, M and Cangussu, J.O.A.O. (2008) Automatic Feedback, Control-based, Stress and Load Testing. </text:span><text:span text:style-name="Emphasis"><text:span text:style-name="T6">Symposium on Applied Computing</text:span></text:span><text:span text:style-name="T3">., pp. 661-666.</text:span></text:p>
      <text:p text:style-name="P22"><text:span text:style-name="T3">Bhatia, S., Schmidt, D., Mohay, G. and Tickle, A. (2014) A Framework For Generating Realistic Traffic For Distributed Denial-of-service Attacks and Flash Events. </text:span><text:span text:style-name="Emphasis"><text:span text:style-name="T6">Computers &amp; Security</text:span></text:span><text:span text:style-name="T3">. 40, pp. 95-107.</text:span></text:p>
      <text:p text:style-name="P21"><text:span text:style-name="T3">Draheim, D. and Weber, G. (2005) Modelling Form-based Interfaces with Bipartite State Machines. </text:span><text:span text:style-name="Emphasis"><text:span text:style-name="T6">Interacting with Computers</text:span></text:span><text:span text:style-name="T3">. 17 (2), pp. 207-228.</text:span></text:p>
      <text:p text:style-name="P22"><text:span text:style-name="T3">Draheim, D., Grundy, J., Hosking, J., Lutteroth, C. and Wber, G. (2006) Realistic Load Testing of Web Applications. </text:span><text:span text:style-name="Emphasis"><text:span text:style-name="T6">Conference on Software Maintenance and Reengineering (Csmr'06)</text:span></text:span><text:span text:style-name="T3">.</text:span></text:p>
      <text:p text:style-name="P28"><text:span text:style-name="T3">Ee Mae Ang, K.W.Y.H.P.K.K.P. (2015) A performance analysis on packet scheduling schemes based on an exponential rule for real-time traffic in LTE. </text:span><text:span text:style-name="T9">EURASIP Journal on Wireless Communications and Networking</text:span><text:span text:style-name="T3">, (2015), p.201.</text:span></text:p>
      <text:p text:style-name="P22"><text:span text:style-name="T3">Hasenleithner, E. and Ziegler, T. (2003) Comparison of Simulation and Measurement Using State-of-the-Art Web Traffic Models. </text:span><text:span text:style-name="Emphasis"><text:span text:style-name="T6">Ieee Symposium on Computers and Communications</text:span></text:span><text:span text:style-name="T3">.</text:span></text:p>
      <text:p text:style-name="P26"><text:span text:style-name="T3">Hari Balakrishnan, V.N.P.R.H.K. (1999) The effects of asymmetry on TCP performance. </text:span><text:span text:style-name="T8">Mobile Networks and Applications</text:span><text:span text:style-name="T3">, (4), pp.219-41.</text:span></text:p>
      <text:p text:style-name="P21"><text:span text:style-name="T3">Jumar, S. (2017) Simulating Ddos Attacks on the U.</text:span><text:span text:style-name="T4">S.</text:span><text:span text:style-name="T3"> Fiber-optics Internet Infrastructure. </text:span><text:span text:style-name="Emphasis"><text:span text:style-name="T6">2017 Winter Simulation Conference (WSC)</text:span></text:span><text:span text:style-name="T3">.</text:span></text:p>
      <text:p text:style-name="P22"><text:span text:style-name="T3">Malik, H. (2010) A Methodology to Support Load Test Analysis. </text:span><text:span text:style-name="Emphasis"><text:span text:style-name="T6">Acm/ieee International Conference on Software Engineering</text:span></text:span><text:span text:style-name="T3">. 2, pp. 421-424.</text:span></text:p>
      <text:p text:style-name="P24"><text:span text:style-name="T5">Menasce, D.A. (2002) Load Testing of Web Sites. </text:span><text:span text:style-name="Emphasis"><text:span text:style-name="T7">Ieee Internet Computing</text:span></text:span><text:span text:style-name="T5">. 6 (4), pp. 70-74.</text:span></text:p>
      <text:p text:style-name="P29">Sajal Bhatia, D.S.G.M.A.T. (2014) A framework for generating realistic traffic for Distributed Denial-of-Service attacks and Flash Events. <text:span text:style-name="T10">Elsevier</text:span>, (40), pp.95-107.</text:p>
      <text:p text:style-name="P28"><text:span text:style-name="T3">Sumeet Kumar, K.M.C. (2017) SIMULATING DDOS ATTACKS ON THE US FIBER-OPTICS INTERNET INFRASTRUCTURE. In </text:span><text:span text:style-name="T9">Winter Simulation Conference</text:span><text:span text:style-name="T3">. Las Vegas, NV, 2017. IEEE.</text:span></text:p>
      <text:p text:style-name="P23"><text:span text:style-name="T5">Yan, M., Sun, H., Liu, X., Deng, T. and Wang, X. (2014) Delivering Web Service Load Testing as a Service with a Global Cloud. </text:span><text:span text:style-name="Emphasis"><text:span text:style-name="T7">Concurrency and Computation</text:span></text:span><text:span text:style-name="T5">. 27 (3), pp. 526-545.</text:span></text:p>
      <text:p text:style-name="P27">Yates, D. (2006) Editorial: Uncertainty and chaos. <text:span text:style-name="T10">SOFTWARE TESTING, VERIFICATION AND RELIABILITY</text:span>, (16), pp.69-7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ibliography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ListLabel_20_1" style:display-name="ListLabel 1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MT1" style:family="text">
      <style:text-properties officeooo:rsid="0014b0e0"/>
    </style:style>
    <style:style style:name="M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page-layout style:name="Mpm1">
      <style:page-layout-properties fo:page-width="21.001cm" fo:page-height="29.7cm" style:num-format="1" style:print-orientation="portrait" fo:margin-top="0.838cm" fo:margin-bottom="0.40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/>
      </style:header-style>
      <style:footer-style>
        <style:header-footer-properties svg:height="0.98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t-Dev<text:tab/>14024424<text:tab/></text:span><text:a xlink:type="simple" xlink:href="https://blackboard.uwe.ac.uk/webapps/blackboard/execute/announcement?method=search&amp;context=course_entry&amp;course_id=_303894_1&amp;handle=announcements_entry&amp;mode=view#" text:style-name="Internet_20_link" text:visited-style-name="Visited_20_Internet_20_Link"><text:span text:style-name="MT2">UFCFXK-30-3</text:span></text:a></text:p>
      </style:header>
      <style:footer>
        <text:p text:style-name="Footer"><text:tab/><text:tab/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7</meta:editing-cycles>
    <meta:creation-date>2018-12-20T16:06:49.616603535</meta:creation-date>
    <meta:editing-duration>PT43M34S</meta:editing-duration>
    <meta:generator>LibreOffice/6.1.4.2$Linux_X86_64 LibreOffice_project/10$Build-2</meta:generator>
    <dc:title>word</dc:title>
    <dc:date>2019-01-13T17:12:54.542684004</dc:date>
    <meta:document-statistic meta:table-count="0" meta:image-count="0" meta:object-count="0" meta:page-count="5" meta:paragraph-count="73" meta:word-count="525" meta:character-count="3704" meta:non-whitespace-character-count="32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" xlink:href="../word.ott" meta:date="2018-12-20T16:06:49.256606043"/>
  </office:meta>
</office:document-meta>
</file>